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margin-left="0in" fo:margin-right="0in" fo:line-height="150%" fo:text-indent="0.5in" style:auto-text-indent="false"/>
      <style:text-properties style:font-name="Times New Roman"/>
    </style:style>
    <style:style style:name="P6" style:family="paragraph" style:parent-style-name="Standard" style:master-page-name="Standard">
      <style:paragraph-properties style:page-number="auto"/>
      <style:text-properties style:font-name="Times New Roman" fo:font-size="18pt" fo:font-weight="bold" style:font-size-asian="18pt" style:font-weight-asian="bold" style:font-size-complex="18pt" style:font-weight-complex="bold"/>
    </style:style>
    <style:style style:name="P7" style:family="paragraph" style:parent-style-name="Standard">
      <style:paragraph-properties fo:line-height="150%"/>
    </style:style>
    <style:style style:name="T1" style:family="text">
      <style:text-properties style:font-name="Times New Roman"/>
    </style:style>
    <style:style style:name="T2" style:family="text">
      <style:text-properties style:font-name="Times New Roman" officeooo:rsid="00191659"/>
    </style:style>
    <style:style style:name="T3" style:family="text">
      <style:text-properties style:font-name="Times New Roman" officeooo:rsid="001839a4"/>
    </style:style>
    <style:style style:name="T4" style:family="text">
      <style:text-properties style:text-position="super 58%" style:font-name="Times New Roman"/>
    </style:style>
    <style:style style:name="T5" style:family="text">
      <style:text-properties officeooo:rsid="001839a4"/>
    </style:style>
    <style:style style:name="T6" style:family="text">
      <style:text-properties officeooo:rsid="00191659"/>
    </style:style>
    <style:style style:name="T7" style:family="text">
      <style:text-properties officeooo:rsid="001b5e69"/>
    </style:style>
    <style:style style:name="T8" style:family="text">
      <style:text-properties officeooo:rsid="001d3e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earch Statement</text:p>
      <text:p text:style-name="P2">Jacob M Anderson</text:p>
      <text:p text:style-name="Standard"/>
      <text:p text:style-name="P1"><text:span text:style-name="T1"><text:tab/>Discovery, innovation and understanding move science forward. <text:s/>I am currently engaged in</text:span> <text:span text:style-name="T1">exploration of the energy frontier using the LHC. <text:s/>Much can still be done through upgraded detectors, higher luminosity, and improved analysis techniques to exploit the full potential of this discovery machine. <text:s/>Maximizing the scientific output of the LHC, while at the same time planning for future discovery experiments, must be paramount.</text:span></text:p>
      <text:p text:style-name="P1"><text:span text:style-name="T1"><text:tab/>The discovery of a new boson near 125 GeV/c</text:span><text:span text:style-name="T4">2</text:span><text:span text:style-name="T1"> was a great achievement for CMS and ATLAS. <text:s/>I was a key contributor to the search for the Higgs boson at masses above twice the W mass, where it preferentially decays to a pair of W bosons. <text:s/>I worked on decays where one of the W bosons decays to hadrons. <text:s/>This decay channel has a larger event rate compared to the all-leptonic decays, but it also has larger backgrounds. <text:s/>Using multivariate discrimination techniques, we were able to set very stringent bounds on the production of a Higgs boson above 160 GeV/c</text:span><text:span text:style-name="T4">2</text:span><text:span text:style-name="T1">. <text:s/>Setting these high mass bounds was essential to the lower mass Higgs searches by decreasing the look-elsewhere-effect thereby boosting the significance of the low mass excess. <text:s/></text:span></text:p>
      <text:p text:style-name="P3"><text:tab/>Although the Higgs discovery has been a high point of the LHC scientific program, it is only the beginning of many potential scientific discoveries made possible by the new energy regime of the LHC. <text:s/>So far, no specific extension to the standard model has gained significant experimental traction, but increasing energy and integrated luminosity are opening new corners of phase space. <text:s/></text:p>
      <text:p text:style-name="P3"><text:tab/>Much remains to be learned about electroweak symmetry breaking. <text:s/>I have been searching for anomalous gauge couplings in CMS, which would indicate contributions from particles or couplings beyond the standard model. <text:s/>As part of this search, I have leveraged my expertise of statistical analysis, initiated on BaBar, to become a leader in developing the statistical framework for understanding the data from LHC experiments and for placing limits on physics beyond the standard model. <text:s/><text:span text:style-name="T7">For the immediate future</text:span>, I propose to continue this leadership in searching for anomalous gauge couplings among electroweak bosons and in understanding if the newly discovered Higgs boson will fully unitarize the WW scattering cross-section.</text:p>
      <text:p text:style-name="P3"><text:tab/>The LHC is one of our best current tools for discovery and will likely dominate high energy physics for the next decade or more. <text:s/><text:span text:style-name="T7">However it isn't the exclusive avenue to discovery. <text:s/>Study of rare decays and small cross-sections could also lead to new discoveries in the not so distant future. <text:s/>Experiments at Fermilab like g-2, ORKA, mu2e, LBNE and others will be key components of this future. <text:s/>As these experiments are built over the coming years new detector technology and techniques </text:span><text:soft-page-break/><text:span text:style-name="T7">are being used to ensure and extend their discovery potential.</text:span></text:p>
      <text:p text:style-name="P3"><text:tab/>Within the CMS <text:span text:style-name="T7">hadron calorimeter (Hcal)</text:span>, I am leading efforts to upgrade the photosensors to use silicon photo multipliers (SiPM's). <text:s/>These novel, compact sensors will allow the Hcal to improve its performance in the face of the increasing interaction rates at the LHC by lowering the overall noise in the calorimeter and improving our ability to isolate energy deposits within the calorimeter. <text:s/><text:span text:style-name="T7">These same sensors have been cited as enabling technologies for g-2, mu2e, ORKA and other high intensity experiments. <text:s/></text:span>CMS has <text:span text:style-name="T7">driven</text:span> many developments in SiPM technology, and I spearheaded the effort to add <text:span text:style-name="T7">accurately simulate the </text:span>SiPM sensors of the Hcal. <text:s/>The simulation has proven invaluable for understanding the needs of the CMS Hcal and producing a specification using SiPM's with fast micro-pixel recovery times to meet the Hcal dynamic range requirements. <text:s/>This has allowed us to work with vendors to develop a device <text:span text:style-name="T7">to fulfill our physics needs </text:span>in a timely fashion. <text:s/>In addition, th<text:span text:style-name="T7">e</text:span> simulation has been critical for understanding test beam data and has given tremendous insight as we prepare <text:span text:style-name="T7">to build </text:span>the calorimeter upgrade. <text:s/><text:span text:style-name="T7">It is this expertise that I can bring to other experiments seriously contemplating SiPM sensors. <text:s/>Each has unique needs and approaches for their measurement however simulation is a common requirement for HEP experiments. <text:s/></text:span><text:span text:style-name="T8">With my past experience, I can lead SiPM sensor development and specification for intensity frontier experiments and look for new areas where SiPM technology can be creatively applied to further the scientific goals of the lab. <text:s/></text:span>I am enthusiastic about the possibility to further improve the performance of these devices for a wide array of applications. </text:p>
      <text:p text:style-name="P1"><text:span text:style-name="T1"><text:tab/>I have successfully involved students in detector R&amp;D at Fermilab. <text:s/>I plan to continue. <text:s/></text:span><text:span text:style-name="T2">I will </text:span><text:span text:style-name="T1">improve collaborations in detector development and involve students and postdocs in this interesting and important research. <text:s/></text:span><text:span text:style-name="T3">T</text:span><text:span text:style-name="T1">est beam facilities </text:span><text:span text:style-name="T3">like those at Fermilab are unique facilities,</text:span><text:span text:style-name="T1"> and I plan to lead students and postdocs to actively participate in the</text:span><text:span text:style-name="T3">se</text:span><text:span text:style-name="T1"> opportunities. <text:s/>Not only is test beam crucial for detector development, but it also provides excellent training for young experimental physicists, giving them opportunities to touch and understand all aspects of an experiment. <text:s/>Along this and other avenues, I will continue to push our abilities to build better detectors to more accurately measure natural phenomena.</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style:font-name-asian="DejaVu LGC Sans"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style:font-name-asian="DejaVu LGC Sans" style:language-asian="zh" style:country-asian="CN" style:font-name-complex="Lucida Sans"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3" style:layout-grid-base-height="0.1453in" style:layout-grid-ruby-height="0.0717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Anderson</meta:initial-creator>
    <meta:editing-cycles>9</meta:editing-cycles>
    <meta:print-date>2013-08-12T14:34:00</meta:print-date>
    <meta:creation-date>2013-08-13T02:37:00</meta:creation-date>
    <dc:date>2013-10-26T21:08:55</dc:date>
    <meta:editing-duration>PT6H47M26S</meta:editing-duration>
    <meta:generator>LibreOffice/4.0.5.2$MacOSX_x86 LibreOffice_project/5464147a081647a250913f19c0715bca595af2f</meta:generator>
    <meta:document-statistic meta:table-count="0" meta:image-count="0" meta:object-count="0" meta:page-count="2" meta:paragraph-count="9" meta:word-count="833" meta:character-count="5315" meta:non-whitespace-character-count="4448"/>
    <meta:user-defined meta:name="AppVersion">14.0000</meta:user-defined>
    <meta:user-defined meta:name="Company">Fermi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